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0f3e6c" officeooo:paragraph-rsid="000f3e6c"/>
    </style:style>
    <style:style style:name="P2" style:family="paragraph" style:parent-style-name="Text_20_body">
      <style:text-properties style:text-underline-style="none" officeooo:rsid="000f3e6c" officeooo:paragraph-rsid="00103251"/>
    </style:style>
    <style:style style:name="P3" style:family="paragraph" style:parent-style-name="Text_20_body">
      <style:text-properties style:text-underline-style="none" officeooo:rsid="00103251" officeooo:paragraph-rsid="00103251"/>
    </style:style>
    <style:style style:name="P4" style:family="paragraph" style:parent-style-name="Heading_20_1">
      <style:text-properties style:text-underline-style="solid" style:text-underline-width="auto" style:text-underline-color="font-color" officeooo:rsid="000f3e6c" officeooo:paragraph-rsid="000f3e6c"/>
    </style:style>
    <style:style style:name="T1" style:family="text">
      <style:text-properties fo:font-style="normal" fo:font-weight="normal" officeooo:rsid="00103251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age de connexion et menu</text:h>
      <text:p text:style-name="P1">Compte pour se connecter : <text:a xlink:type="simple" xlink:href="mailto:mail@exemple.fr" text:style-name="Internet_20_link" text:visited-style-name="Visited_20_Internet_20_Link">mail@exemple.fr</text:a> – password</text:p>
      <text:p text:style-name="P1">Code pour l’accès adulte : 0000</text:p>
      <text:p text:style-name="P2">Conclusion : L’interface a été adaptée pour un support visuel de type écran de PC mais reste assez fidèle au prototype initial. <text:span text:style-name="T1">Le design du menu et de la page de connexion ont été fait pour pouvoir s’adapter sur PC et aussi sur mobile ; ce qui m’a pris le plus de temps a finalement été de correctement finir les différentes animations.</text:span></text:p>
      <text:p text:style-name="P3">Auteur : Erw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21:09.089009305</meta:creation-date>
    <dc:date>2019-10-22T12:35:37.639898585</dc:date>
    <meta:editing-duration>PT4M7S</meta:editing-duration>
    <meta:editing-cycles>1</meta:editing-cycles>
    <meta:document-statistic meta:table-count="0" meta:image-count="0" meta:object-count="0" meta:page-count="1" meta:paragraph-count="5" meta:word-count="83" meta:character-count="460" meta:non-whitespace-character-count="381"/>
    <meta:generator>LibreOffice/5.3.6.1$Linux_X86_64 LibreOffice_project/30$Build-1</meta:generator>
  </office:meta>
</office:document-meta>
</file>